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27in"/>
    </style:style>
    <style:style style:name="co2" style:family="table-column">
      <style:table-column-properties fo:break-before="auto" style:column-width="0.5839in"/>
    </style:style>
    <style:style style:name="co3" style:family="table-column">
      <style:table-column-properties fo:break-before="auto" style:column-width="0.5583in"/>
    </style:style>
    <style:style style:name="co4" style:family="table-column">
      <style:table-column-properties fo:break-before="auto" style:column-width="0.5161in"/>
    </style:style>
    <style:style style:name="co5" style:family="table-column">
      <style:table-column-properties fo:break-before="auto" style:column-width="1.2709in"/>
    </style:style>
    <style:style style:name="co6" style:family="table-column">
      <style:table-column-properties fo:break-before="auto" style:column-width="0.8591in"/>
    </style:style>
    <style:style style:name="co7" style:family="table-column">
      <style:table-column-properties fo:break-before="auto" style:column-width="0.6189in"/>
    </style:style>
    <style:style style:name="co8" style:family="table-column">
      <style:table-column-properties fo:break-before="auto" style:column-width="0.4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1.0937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6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 style:data-style-name="N2">
      <style:table-cell-properties fo:background-color="#afd095"/>
    </style:style>
    <style:style style:name="ce5" style:family="table-cell" style:parent-style-name="Default" style:data-style-name="N139">
      <style:table-cell-properties fo:background-color="#afd095"/>
    </style:style>
    <style:style style:name="ce6" style:family="table-cell" style:parent-style-name="Default" style:data-style-name="N1">
      <style:table-cell-properties fo:background-color="#afd095"/>
    </style:style>
    <style:style style:name="ce18" style:family="table-cell" style:parent-style-name="Default">
      <style:table-cell-properties fo:background-color="#b3cac7"/>
    </style:style>
    <style:style style:name="ce8" style:family="table-cell" style:parent-style-name="Default" style:data-style-name="N1"/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b3cac7"/>
    </style:style>
    <style:style style:name="ce11" style:family="table-cell" style:parent-style-name="Default" style:data-style-name="N141"/>
    <style:style style:name="ce12" style:family="table-cell" style:parent-style-name="Default" style:data-style-name="N13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7.174in" svg:height="6.3039in" svg:x="15.2504in" svg:y="0in">
            <draw:object draw:notify-on-update-of-ranges="Sheet2.N3:Sheet2.N6 Sheet2.O2:Sheet2.O2 Sheet2.O3:Sheet2.O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6"/>
        <table:table-column table:style-name="co9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Исходные данные</text:p>
          </table:table-cell>
          <table:table-cell table:style-name="ce1" table:number-columns-repeated="7"/>
          <table:table-cell/>
          <table:table-cell table:style-name="ce18" office:value-type="string" calcext:value-type="string" table:number-columns-spanned="2" table:number-rows-spanned="1">
            <text:p>Измерения</text:p>
          </table:table-cell>
          <table:covered-table-cell/>
          <table:table-cell table:style-name="ce18" office:value-type="string" calcext:value-type="string">
            <text:p>Q, мл/с</text:p>
          </table:table-cell>
          <table:table-cell table:style-name="ce10" table:formula="of:=[.D9]" office:value-type="float" office:value="148.336511972876" calcext:value-type="float">
            <text:p>148.34</text:p>
          </table:table-cell>
          <table:table-cell table:style-name="ce18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0, К</text:p>
          </table:table-cell>
          <table:table-cell table:style-name="ce1" office:value-type="string" calcext:value-type="string">
            <text:p>P0, гПа</text:p>
          </table:table-cell>
          <table:table-cell table:style-name="ce1" office:value-type="string" calcext:value-type="string">
            <text:p>Rн, Ом</text:p>
          </table:table-cell>
          <table:table-cell table:style-name="ce1" office:value-type="string" calcext:value-type="string">
            <text:p>dI, <text:s/>мА</text:p>
          </table:table-cell>
          <table:table-cell table:style-name="ce1" office:value-type="string" calcext:value-type="string">
            <text:p>dU, В</text:p>
          </table:table-cell>
          <table:table-cell table:style-name="ce1" office:value-type="string" calcext:value-type="string">
            <text:p>dE, мкВ</text:p>
          </table:table-cell>
          <table:table-cell table:style-name="ce1" office:value-type="string" calcext:value-type="string">
            <text:p>b, мкВ/К</text:p>
          </table:table-cell>
          <table:table-cell table:style-name="ce1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E, мкВ</text:p>
          </table:table-cell>
          <table:table-cell office:value-type="string" calcext:value-type="string">
            <text:p>dT, К</text:p>
          </table:table-cell>
          <table:table-cell office:value-type="string" calcext:value-type="string">
            <text:p>N, мВт</text:p>
          </table:table-cell>
          <table:table-cell table:number-columns-repeated="6"/>
        </table:table-row>
        <table:table-row table:style-name="ro1">
          <table:table-cell table:style-name="ce1" table:formula="of:=273.15+24.4" office:value-type="float" office:value="297.55" calcext:value-type="float">
            <text:p>297.55</text:p>
          </table:table-cell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29.5" calcext:value-type="float">
            <text:p>29.5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style-name="ce1" office:value-type="float" office:value="40.7" calcext:value-type="float">
            <text:p>40.7</text:p>
          </table:table-cell>
          <table:table-cell table:style-name="ce1"/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float" office:value="97.86" calcext:value-type="float">
            <text:p>97.86</text:p>
          </table:table-cell>
          <table:table-cell office:value-type="float" office:value="2.894" calcext:value-type="float">
            <text:p>2.894</text:p>
          </table:table-cell>
          <table:table-cell office:value-type="float" office:value="50" calcext:value-type="float">
            <text:p>50</text:p>
          </table:table-cell>
          <table:table-cell table:style-name="ce9" table:formula="of:=[.M3]/[.$G$3]" office:value-type="float" office:value="1.22850122850123" calcext:value-type="float">
            <text:p>1.23</text:p>
          </table:table-cell>
          <table:table-cell table:style-name="ce12" table:formula="of:=[.L3]*[.K3]" office:value-type="float" office:value="283.20684" calcext:value-type="float">
            <text:p>283.207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1" table:number-columns-repeated="8"/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float" office:value="134.94" calcext:value-type="float">
            <text:p>134.94</text:p>
          </table:table-cell>
          <table:table-cell office:value-type="float" office:value="3.993" calcext:value-type="float">
            <text:p>3.993</text:p>
          </table:table-cell>
          <table:table-cell office:value-type="float" office:value="98" calcext:value-type="float">
            <text:p>98</text:p>
          </table:table-cell>
          <table:table-cell table:style-name="ce9" table:formula="of:=[.M4]/[.$G$3]" office:value-type="float" office:value="2.40786240786241" calcext:value-type="float">
            <text:p>2.41</text:p>
          </table:table-cell>
          <table:table-cell table:style-name="ce12" table:formula="of:=[.L4]*[.K4]" office:value-type="float" office:value="538.81542" calcext:value-type="float">
            <text:p>538.815</text:p>
          </table:table-cell>
          <table:table-cell table:style-name="ce9"/>
          <table:table-cell table:style-name="ce8"/>
          <table:table-cell/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cp</text:p>
          </table:table-cell>
          <table:table-cell table:style-name="ce1" table:number-columns-repeated="7"/>
          <table:table-cell/>
          <table:table-cell table:style-name="ce8" office:value-type="float" office:value="3" calcext:value-type="float">
            <text:p>3</text:p>
          </table:table-cell>
          <table:table-cell table:style-name="ce9" office:value-type="float" office:value="176.95" calcext:value-type="float">
            <text:p>176.95</text:p>
          </table:table-cell>
          <table:table-cell office:value-type="float" office:value="5.241" calcext:value-type="float">
            <text:p>5.241</text:p>
          </table:table-cell>
          <table:table-cell office:value-type="float" office:value="167" calcext:value-type="float">
            <text:p>167</text:p>
          </table:table-cell>
          <table:table-cell table:style-name="ce9" table:formula="of:=[.M5]/[.$G$3]" office:value-type="float" office:value="4.1031941031941" calcext:value-type="float">
            <text:p>4.10</text:p>
          </table:table-cell>
          <table:table-cell table:style-name="ce12" table:formula="of:=[.L5]*[.K5]" office:value-type="float" office:value="927.39495" calcext:value-type="float">
            <text:p>927.395</text:p>
          </table:table-cell>
          <table:table-cell table:style-name="ce9"/>
          <table:table-cell table:style-name="ce8"/>
          <table:table-cell/>
          <table:table-cell table:style-name="ce9"/>
          <table:table-cell table:number-columns-repeated="2"/>
        </table:table-row>
        <table:table-row table:style-name="ro1">
          <table:table-cell table:style-name="ce1" table:formula="of:=7/2*8.31" office:value-type="float" office:value="29.085" calcext:value-type="float">
            <text:p>29.085</text:p>
          </table:table-cell>
          <table:table-cell table:style-name="ce1" table:number-columns-repeated="7"/>
          <table:table-cell/>
          <table:table-cell table:style-name="ce8" office:value-type="float" office:value="4" calcext:value-type="float">
            <text:p>4</text:p>
          </table:table-cell>
          <table:table-cell table:style-name="ce11" office:value-type="float" office:value="213.1" calcext:value-type="float">
            <text:p>213.1</text:p>
          </table:table-cell>
          <table:table-cell office:value-type="float" office:value="6.114" calcext:value-type="float">
            <text:p>6.114</text:p>
          </table:table-cell>
          <table:table-cell office:value-type="float" office:value="241" calcext:value-type="float">
            <text:p>241</text:p>
          </table:table-cell>
          <table:table-cell table:style-name="ce9" table:formula="of:=[.M6]/[.$G$3]" office:value-type="float" office:value="5.92137592137592" calcext:value-type="float">
            <text:p>5.92</text:p>
          </table:table-cell>
          <table:table-cell table:style-name="ce12" table:formula="of:=[.L6]*[.K6]" office:value-type="float" office:value="1302.8934" calcext:value-type="float">
            <text:p>1302.893</text:p>
          </table:table-cell>
          <table:table-cell table:style-name="ce9"/>
          <table:table-cell table:style-name="ce8"/>
          <table:table-cell/>
          <table:table-cell table:style-name="ce9"/>
          <table:table-cell table:number-columns-repeated="2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На 1 градус</text:p>
          </table:table-cell>
          <table:table-cell table:style-name="ce2" table:number-columns-repeated="2"/>
          <table:table-cell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tср, c</text:p>
          </table:table-cell>
          <table:table-cell office:value-type="string" calcext:value-type="string">
            <text:p>Q, мл/с</text:p>
          </table:table-cell>
          <table:table-cell office:value-type="string" calcext:value-type="string">
            <text:p>dv/dt, 10^-3 моль/с</text:p>
          </table:table-cell>
          <table:table-cell office:value-type="string" calcext:value-type="string">
            <text:p>N, Вт</text:p>
          </table:table-cell>
          <table:table-cell office:value-type="string" calcext:value-type="string">
            <text:p>dT, К</text:p>
          </table:table-cell>
          <table:table-cell table:style-name="ce3" office:value-type="string" calcext:value-type="string">
            <text:p>I, мА</text:p>
          </table:table-cell>
          <table:table-cell/>
          <table:table-cell table:style-name="ce10" office:value-type="string" calcext:value-type="string" table:number-columns-spanned="2" table:number-rows-spanned="1">
            <text:p>Измерения</text:p>
          </table:table-cell>
          <table:covered-table-cell table:style-name="ce9"/>
          <table:table-cell table:style-name="ce18" office:value-type="string" calcext:value-type="string">
            <text:p>Q, мл/с</text:p>
          </table:table-cell>
          <table:table-cell table:style-name="ce10" table:formula="of:=[.D18]" office:value-type="float" office:value="96.1538461538462" calcext:value-type="float">
            <text:p>96.15</text:p>
          </table:table-cell>
          <table:table-cell table:style-name="ce18" table:number-columns-repeated="2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9" calcext:value-type="float">
            <text:p>6.69</text:p>
          </table:table-cell>
          <table:table-cell table:style-name="ce4" table:formula="of:=AVERAGE([.B9:.B15])" office:value-type="float" office:value="6.74142857142857" calcext:value-type="float">
            <text:p>6.74</text:p>
          </table:table-cell>
          <table:table-cell table:style-name="ce4" table:formula="of:=[.A9]/[.C9]*1000" office:value-type="float" office:value="148.336511972876" calcext:value-type="float">
            <text:p>148.34</text:p>
          </table:table-cell>
          <table:table-cell table:style-name="ce4" table:formula="of:=[.$B$3]*100*[.D9]/1000/(8.31*[.$A$3])" office:value-type="float" office:value="5.94512155588812" calcext:value-type="float">
            <text:p>5.95</text:p>
          </table:table-cell>
          <table:table-cell table:style-name="ce5" table:formula="of:=7/2*8.31*[.E9]/1000" office:value-type="float" office:value="0.172913860453006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 table:formula="of:=SQRT([.$F$9]*[.G9]/[.$C$3])*1000" office:value-type="float" office:value="76.5603474065861" calcext:value-type="float">
            <text:p>77</text:p>
          </table:table-cell>
          <table:table-cell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I, м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E, мкВ</text:p>
          </table:table-cell>
          <table:table-cell office:value-type="string" calcext:value-type="string">
            <text:p>dT, К</text:p>
          </table:table-cell>
          <table:table-cell office:value-type="string" calcext:value-type="string">
            <text:p>N, мВт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6" calcext:value-type="float">
            <text:p>7.06</text:p>
          </table:table-cell>
          <table:table-cell table:style-name="ce4" table:formula="of:=STDEV([.B9:.B15])" office:value-type="float" office:value="0.204403895219618" calcext:value-type="float">
            <text:p>0.20</text:p>
          </table:table-cell>
          <table:table-cell table:style-name="ce4" table:formula="of:=[.D9]*[.C10]/[.C9]" office:value-type="float" office:value="4.4976462376315" calcext:value-type="float">
            <text:p>4.50</text:p>
          </table:table-cell>
          <table:table-cell table:style-name="ce4" table:formula="of:=[.D10]*[.$B$3]*100/(8.31*[.$A$3])/1000" office:value-type="float" office:value="0.180259419899206" calcext:value-type="float">
            <text:p>0.18</text:p>
          </table:table-cell>
          <table:table-cell/>
          <table:table-cell office:value-type="float" office:value="2" calcext:value-type="float">
            <text:p>2</text:p>
          </table:table-cell>
          <table:table-cell table:formula="of:=SQRT([.$F$9]*[.G10]/[.$C$3])*1000" office:value-type="float" office:value="108.27268164239" calcext:value-type="float">
            <text:p>108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1" office:value-type="float" office:value="89.2" calcext:value-type="float">
            <text:p>89.2</text:p>
          </table:table-cell>
          <table:table-cell table:style-name="ce12" office:value-type="float" office:value="2.55" calcext:value-type="float">
            <text:p>2.550</text:p>
          </table:table-cell>
          <table:table-cell office:value-type="float" office:value="60" calcext:value-type="float">
            <text:p>60</text:p>
          </table:table-cell>
          <table:table-cell table:style-name="ce9" table:formula="of:=[.M10]/[.$G$3]" office:value-type="float" office:value="1.47420147420147" calcext:value-type="float">
            <text:p>1.47</text:p>
          </table:table-cell>
          <table:table-cell table:style-name="ce12" table:formula="of:=[.L10]*[.K10]" office:value-type="float" office:value="227.46" calcext:value-type="float">
            <text:p>227.46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SQRT([.$F$9]*[.G11]/[.$C$3])*1000" office:value-type="float" office:value="132.606411553331" calcext:value-type="float">
            <text:p>133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1" office:value-type="float" office:value="122.1" calcext:value-type="float">
            <text:p>122.1</text:p>
          </table:table-cell>
          <table:table-cell table:style-name="ce12" office:value-type="float" office:value="3.496" calcext:value-type="float">
            <text:p>3.496</text:p>
          </table:table-cell>
          <table:table-cell office:value-type="float" office:value="106" calcext:value-type="float">
            <text:p>106</text:p>
          </table:table-cell>
          <table:table-cell table:style-name="ce9" table:formula="of:=[.M11]/[.$G$3]" office:value-type="float" office:value="2.6044226044226" calcext:value-type="float">
            <text:p>2.60</text:p>
          </table:table-cell>
          <table:table-cell table:style-name="ce12" table:formula="of:=[.L11]*[.K11]" office:value-type="float" office:value="426.8616" calcext:value-type="float">
            <text:p>426.862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/>
          <table:table-cell office:value-type="float" office:value="6.86" calcext:value-type="float">
            <text:p>6.8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SQRT([.$F$9]*[.G12]/[.$C$3])*1000" office:value-type="float" office:value="153.120694813172" calcext:value-type="float">
            <text:p>153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1" office:value-type="float" office:value="165.2" calcext:value-type="float">
            <text:p>165.2</text:p>
          </table:table-cell>
          <table:table-cell table:style-name="ce12" office:value-type="float" office:value="4.737" calcext:value-type="float">
            <text:p>4.737</text:p>
          </table:table-cell>
          <table:table-cell office:value-type="float" office:value="193" calcext:value-type="float">
            <text:p>193</text:p>
          </table:table-cell>
          <table:table-cell table:style-name="ce9" table:formula="of:=[.M12]/[.$G$3]" office:value-type="float" office:value="4.74201474201474" calcext:value-type="float">
            <text:p>4.74</text:p>
          </table:table-cell>
          <table:table-cell table:style-name="ce12" table:formula="of:=[.L12]*[.K12]" office:value-type="float" office:value="782.5524" calcext:value-type="float">
            <text:p>782.552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/>
          <table:table-cell office:value-type="float" office:value="6.42" calcext:value-type="float">
            <text:p>6.4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SQRT([.$F$9]*[.G13]/[.$C$3])*1000" office:value-type="float" office:value="171.194141182126" calcext:value-type="float">
            <text:p>17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1" office:value-type="float" office:value="221.7" calcext:value-type="float">
            <text:p>221.7</text:p>
          </table:table-cell>
          <table:table-cell table:style-name="ce12" office:value-type="float" office:value="6.363" calcext:value-type="float">
            <text:p>6.363</text:p>
          </table:table-cell>
          <table:table-cell office:value-type="float" office:value="354" calcext:value-type="float">
            <text:p>354</text:p>
          </table:table-cell>
          <table:table-cell table:style-name="ce9" table:formula="of:=[.M13]/[.$G$3]" office:value-type="float" office:value="8.6977886977887" calcext:value-type="float">
            <text:p>8.70</text:p>
          </table:table-cell>
          <table:table-cell table:style-name="ce12" table:formula="of:=[.L13]*[.K13]" office:value-type="float" office:value="1410.6771" calcext:value-type="float">
            <text:p>1410.677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/>
          <table:table-cell office:value-type="float" office:value="6.82" calcext:value-type="float">
            <text:p>6.8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SQRT([.$F$9]*[.G14]/[.$C$3])*1000" office:value-type="float" office:value="187.533785676349" calcext:value-type="float">
            <text:p>18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.59" calcext:value-type="float">
            <text:p>6.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SQRT([.$F$9]*[.G15]/[.$C$3])*1000" office:value-type="float" office:value="202.559639526536" calcext:value-type="float">
            <text:p>203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8" office:value-type="string" calcext:value-type="string">
            <text:p>Q, мл/с</text:p>
          </table:table-cell>
          <table:table-cell table:style-name="ce18" office:value-type="string" calcext:value-type="string">
            <text:p>Q, 10^-3 моль/с</text:p>
          </table:table-cell>
          <table:table-cell table:style-name="ce4" office:value-type="string" calcext:value-type="string">
            <text:p>сp, Дж/моль</text:p>
          </table:table-cell>
          <table:table-cell table:style-name="ce4" office:value-type="string" calcext:value-type="string">
            <text:p>dcp/cp</text:p>
          </table:table-cell>
          <table:table-cell table:number-columns-repeated="3"/>
        </table:table-row>
        <table:table-row table:style-name="ro1">
          <table:table-cell table:style-name="ce2" table:number-columns-repeated="8"/>
          <table:table-cell/>
          <table:table-cell office:value-type="string" calcext:value-type="string">
            <text:p>y=ax+b</text:p>
          </table:table-cell>
          <table:table-cell table:number-columns-repeated="2"/>
          <table:table-cell table:style-name="ce11" table:number-matrix-columns-spanned="2" table:number-matrix-rows-spanned="5" table:formula="of:=LINEST([.O3:.O6];[.N3:.N6];1;1)" office:value-type="float" office:value="218.408346219048" calcext:value-type="float">
            <text:p>218.4</text:p>
          </table:table-cell>
          <table:table-cell table:style-name="ce11" office:value-type="float" office:value="17.1621703268393" calcext:value-type="float">
            <text:p>17.2</text:p>
          </table:table-cell>
          <table:table-cell table:style-name="ce10" table:formula="of:=[.D9]" office:value-type="float" office:value="148.336511972876" calcext:value-type="float">
            <text:p>148.34</text:p>
          </table:table-cell>
          <table:table-cell table:style-name="ce10" table:formula="of:=[.E9]" office:value-type="float" office:value="5.94512155588812" calcext:value-type="float">
            <text:p>5.95</text:p>
          </table:table-cell>
          <table:table-cell table:style-name="ce9" table:formula="of:=([.M16]-[.M23])/([.P16]-[.P23])" office:value-type="float" office:value="26.3969792947554" calcext:value-type="float">
            <text:p>26.40</text:p>
          </table:table-cell>
          <table:table-cell table:style-name="ce9" table:formula="of:=[.Q22]/([.M16]-[.M23])+[.R22]/([.P16]-[.P23])" office:value-type="float" office:value="0.250157991522921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, л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tср, c</text:p>
          </table:table-cell>
          <table:table-cell office:value-type="string" calcext:value-type="string">
            <text:p>Q, мл/с</text:p>
          </table:table-cell>
          <table:table-cell office:value-type="string" calcext:value-type="string">
            <text:p>dv/dt, 10^-3 моль/с</text:p>
          </table:table-cell>
          <table:table-cell office:value-type="string" calcext:value-type="string">
            <text:p>N, Вт</text:p>
          </table:table-cell>
          <table:table-cell office:value-type="string" calcext:value-type="string">
            <text:p>dT, К</text:p>
          </table:table-cell>
          <table:table-cell table:style-name="ce3" office:value-type="string" calcext:value-type="string">
            <text:p>I, мА</text:p>
          </table:table-cell>
          <table:table-cell table:number-columns-repeated="3"/>
          <table:table-cell office:value-type="string" calcext:value-type="string">
            <text:p>sigma_a</text:p>
          </table:table-cell>
          <table:table-cell table:style-name="ce11" office:value-type="float" office:value="3.32690443037228" calcext:value-type="float">
            <text:p>3.3</text:p>
          </table:table-cell>
          <table:table-cell table:style-name="ce11" office:value-type="float" office:value="12.7994958767653" calcext:value-type="float">
            <text:p>12.8</text:p>
          </table:table-cell>
          <table:table-cell table:number-columns-repeated="2"/>
          <table:table-cell table:style-name="ce4" office:value-type="string" calcext:value-type="string">
            <text:p>dcp, Дж/моль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2" calcext:value-type="float">
            <text:p>10.92</text:p>
          </table:table-cell>
          <table:table-cell table:style-name="ce4" table:formula="of:=AVERAGE([.B18:.B24])" office:value-type="float" office:value="10.4" calcext:value-type="float">
            <text:p>10.40</text:p>
          </table:table-cell>
          <table:table-cell table:style-name="ce4" table:formula="of:=[.A18]/[.C18]*1000" office:value-type="float" office:value="96.1538461538462" calcext:value-type="float">
            <text:p>96.15</text:p>
          </table:table-cell>
          <table:table-cell table:style-name="ce4" table:formula="of:=[.$B$3]*100*[.D18]/1000/(8.31*[.$A$3])" office:value-type="float" office:value="3.85371272283462" calcext:value-type="float">
            <text:p>3.85</text:p>
          </table:table-cell>
          <table:table-cell table:style-name="ce5" table:formula="of:=7/2*8.31*[.E18]/1000" office:value-type="float" office:value="0.112085234543645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table:formula="of:=SQRT([.$F$18]*[.G18]/[.$C$3])*1000" office:value-type="float" office:value="61.6400801107182" calcext:value-type="float">
            <text:p>62</text:p>
          </table:table-cell>
          <table:table-cell table:number-columns-repeated="4"/>
          <table:table-cell table:style-name="ce11" office:value-type="float" office:value="0.999536157333593" calcext:value-type="float">
            <text:p>1.0</text:p>
          </table:table-cell>
          <table:table-cell table:style-name="ce11" office:value-type="float" office:value="11.7861824807365" calcext:value-type="float">
            <text:p>11.8</text:p>
          </table:table-cell>
          <table:table-cell table:number-columns-repeated="2"/>
          <table:table-cell table:style-name="ce9" table:formula="of:=[.R16]*[.Q16]" office:value-type="float" office:value="6.60341532264814" calcext:value-type="float">
            <text:p>6.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54" calcext:value-type="float">
            <text:p>10.54</text:p>
          </table:table-cell>
          <table:table-cell table:style-name="ce4" table:formula="of:=STDEV([.B18:.B24])" office:value-type="float" office:value="0.35990739549686" calcext:value-type="float">
            <text:p>0.36</text:p>
          </table:table-cell>
          <table:table-cell table:style-name="ce4" table:formula="of:=[.D18]*[.C19]/[.C18]" office:value-type="float" office:value="3.32754618617659" calcext:value-type="float">
            <text:p>3.33</text:p>
          </table:table-cell>
          <table:table-cell table:style-name="ce4" table:formula="of:=[.D19]*[.$B$3]*100/(8.31*[.$A$3])/1000" office:value-type="float" office:value="0.133363433564281" calcext:value-type="float">
            <text:p>0.13</text:p>
          </table:table-cell>
          <table:table-cell/>
          <table:table-cell office:value-type="float" office:value="2" calcext:value-type="float">
            <text:p>2</text:p>
          </table:table-cell>
          <table:table-cell table:formula="of:=SQRT([.$F$18]*[.G19]/[.$C$3])*1000" office:value-type="float" office:value="87.1722372783418" calcext:value-type="float">
            <text:p>87</text:p>
          </table:table-cell>
          <table:table-cell table:number-columns-repeated="4"/>
          <table:table-cell table:style-name="ce11" office:value-type="float" office:value="4309.80687946157" calcext:value-type="float">
            <text:p>4309.8</text:p>
          </table:table-cell>
          <table:table-cell table:style-name="ce11" office:value-type="float" office:value="2" calcext:value-type="float">
            <text:p>2.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95" calcext:value-type="float">
            <text:p>9.9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SQRT([.$F$18]*[.G20]/[.$C$3])*1000" office:value-type="float" office:value="106.76375053438" calcext:value-type="float">
            <text:p>107</text:p>
          </table:table-cell>
          <table:table-cell table:number-columns-repeated="4"/>
          <table:table-cell table:style-name="ce11" office:value-type="float" office:value="598692.932927043" calcext:value-type="float">
            <text:p>598692.9</text:p>
          </table:table-cell>
          <table:table-cell table:style-name="ce11" office:value-type="float" office:value="277.828194938442" calcext:value-type="float">
            <text:p>277.8</text:p>
          </table:table-cell>
          <table:table-cell table:number-columns-repeated="2"/>
          <table:table-cell table:style-name="ce9" table:number-columns-repeated="2"/>
          <table:table-cell table:number-columns-repeated="3"/>
        </table:table-row>
        <table:table-row table:style-name="ro1">
          <table:table-cell/>
          <table:table-cell office:value-type="float" office:value="9.98" calcext:value-type="float">
            <text:p>9.9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SQRT([.$F$18]*[.G21]/[.$C$3])*1000" office:value-type="float" office:value="123.280160221436" calcext:value-type="float">
            <text:p>123</text:p>
          </table:table-cell>
          <table:table-cell table:number-columns-repeated="4"/>
          <table:table-cell table:style-name="ce11" table:number-columns-repeated="2"/>
          <table:table-cell table:number-columns-repeated="2"/>
          <table:table-cell table:style-name="ce4" office:value-type="string" calcext:value-type="string">
            <text:p>d(s1-s2), мВт/К</text:p>
          </table:table-cell>
          <table:table-cell table:style-name="ce4" office:value-type="string" calcext:value-type="string">
            <text:p>d(Q1-Q2), 10^-3 моль/с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71" calcext:value-type="float">
            <text:p>10.7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SQRT([.$F$18]*[.G22]/[.$C$3])*1000" office:value-type="float" office:value="137.831409266099" calcext:value-type="float">
            <text:p>138</text:p>
          </table:table-cell>
          <table:table-cell table:number-columns-repeated="4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8" office:value-type="string" calcext:value-type="string">
            <text:p>Q, мл/с</text:p>
          </table:table-cell>
          <table:table-cell table:style-name="ce18" office:value-type="string" calcext:value-type="string">
            <text:p>Q, 10^-3 моль/с</text:p>
          </table:table-cell>
          <table:table-cell table:style-name="ce9" table:formula="of:=[.M17]+[.M24]" office:value-type="float" office:value="5.53174516486939" calcext:value-type="float">
            <text:p>5.53</text:p>
          </table:table-cell>
          <table:table-cell table:style-name="ce9" table:formula="of:=[.E10]+[.E19]" office:value-type="float" office:value="0.313622853463487" calcext:value-type="float">
            <text:p>0.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41" calcext:value-type="float">
            <text:p>10.4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SQRT([.$F$18]*[.G23]/[.$C$3])*1000" office:value-type="float" office:value="150.986743975538" calcext:value-type="float">
            <text:p>151</text:p>
          </table:table-cell>
          <table:table-cell table:number-columns-repeated="4"/>
          <table:table-cell table:style-name="ce11" table:number-matrix-columns-spanned="2" table:number-matrix-rows-spanned="5" table:formula="of:=LINEST([.O10:.O13];[.N10:.N13];1;1)" office:value-type="float" office:value="163.201470556066" calcext:value-type="float">
            <text:p>163.2</text:p>
          </table:table-cell>
          <table:table-cell table:style-name="ce11" office:value-type="float" office:value="-2.87050820930642" calcext:value-type="float">
            <text:p>-2.9</text:p>
          </table:table-cell>
          <table:table-cell table:style-name="ce10" table:formula="of:=[.D18]" office:value-type="float" office:value="96.1538461538462" calcext:value-type="float">
            <text:p>96.15</text:p>
          </table:table-cell>
          <table:table-cell table:style-name="ce10" table:formula="of:=[.E18]" office:value-type="float" office:value="3.85371272283462" calcext:value-type="float">
            <text:p>3.85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table-cell office:value-type="float" office:value="10.29" calcext:value-type="float">
            <text:p>10.2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SQRT([.$F$18]*[.G24]/[.$C$3])*1000" office:value-type="float" office:value="163.084322767059" calcext:value-type="float">
            <text:p>163</text:p>
          </table:table-cell>
          <table:table-cell table:number-columns-repeated="3"/>
          <table:table-cell office:value-type="string" calcext:value-type="string">
            <text:p>sigma_a</text:p>
          </table:table-cell>
          <table:table-cell table:style-name="ce11" office:value-type="float" office:value="2.20484073449711" calcext:value-type="float">
            <text:p>2.2</text:p>
          </table:table-cell>
          <table:table-cell table:style-name="ce11" office:value-type="float" office:value="11.4085605260785" calcext:value-type="float">
            <text:p>11.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SQRT([.$F$18]*[.G25]/[.$C$3])*1000" office:value-type="float" office:value="174.344474556684" calcext:value-type="float">
            <text:p>174</text:p>
          </table:table-cell>
          <table:table-cell table:number-columns-repeated="4"/>
          <table:table-cell table:style-name="ce11" office:value-type="float" office:value="0.999635096689338" calcext:value-type="float">
            <text:p>1.0</text:p>
          </table:table-cell>
          <table:table-cell table:style-name="ce11" office:value-type="float" office:value="12.1507917612627" calcext:value-type="float">
            <text:p>12.2</text:p>
          </table:table-cell>
          <table:table-cell table:number-columns-repeated="2"/>
          <table:table-cell table:formula="of:=7/2*8.31" office:value-type="float" office:value="29.085" calcext:value-type="float">
            <text:p>29.08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SQRT([.$F$18]*[.G26]/[.$C$3])*1000" office:value-type="float" office:value="184.920240332155" calcext:value-type="float">
            <text:p>185</text:p>
          </table:table-cell>
          <table:table-cell table:number-columns-repeated="4"/>
          <table:table-cell table:style-name="ce11" office:value-type="float" office:value="5478.90395882911" calcext:value-type="float">
            <text:p>5478.9</text:p>
          </table:table-cell>
          <table:table-cell table:style-name="ce11" office:value-type="float" office:value="2" calcext:value-type="float">
            <text:p>2.0</text:p>
          </table:table-cell>
          <table:table-cell table:number-columns-repeated="2"/>
          <table:table-cell table:formula="of:=([.Q25]-[.Q16])/[.Q25]*100" office:value-type="float" office:value="9.24194844505636" calcext:value-type="float">
            <text:p>9.2419484450563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SQRT([.$F$18]*[.G27]/[.$C$3])*1000" office:value-type="float" office:value="194.923048305113" calcext:value-type="float">
            <text:p>195</text:p>
          </table:table-cell>
          <table:table-cell table:number-columns-repeated="4"/>
          <table:table-cell table:style-name="ce11" office:value-type="float" office:value="808914.916106076" calcext:value-type="float">
            <text:p>808914.9</text:p>
          </table:table-cell>
          <table:table-cell table:style-name="ce11" office:value-type="float" office:value="295.28348085114" calcext:value-type="float">
            <text:p>295.3</text:p>
          </table:table-cell>
          <table:table-cell table:number-columns-repeated="7"/>
        </table:table-row>
        <table:table-row table:style-name="ro1" table:number-rows-repeated="11">
          <table:table-cell table:style-name="Default" table:number-columns-repeated="8"/>
          <table:table-cell table:number-columns-repeated="13"/>
        </table:table-row>
        <table:table-row table:style-name="ro1">
          <table:table-cell table:style-name="Default" table:number-columns-repeated="8"/>
          <table:table-cell table:number-columns-repeated="12"/>
          <table:table-cell>
            <draw:frame draw:z-index="1" draw:style-name="gr1" draw:text-style-name="P1" svg:width="7.2185in" svg:height="6.113in" svg:x="0.3563in" svg:y="0.1504in">
              <draw:object draw:notify-on-update-of-ranges="Sheet2.N10:Sheet2.N13 Sheet2.O9:Sheet2.O9 Sheet2.O10:Sheet2.O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00:08:52.4243596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09:03:22.242644291</meta:creation-date>
    <meta:generator>LibreOffice/7.6.6.3$Linux_X86_64 LibreOffice_project/60$Build-3</meta:generator>
    <dc:date>2024-05-02T00:12:54.545327066</dc:date>
    <meta:editing-duration>PT3H17M20S</meta:editing-duration>
    <meta:editing-cycles>162</meta:editing-cycles>
    <meta:document-statistic meta:table-count="1" meta:cell-count="21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3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1" chart:maximum="6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39">
      <style:chart-properties chart:display-label="true" chart:logarithmic="false" chart:minimum="259" chart:maximum="13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23cm" svg:height="16.013cm" xlink:href=".." xlink:type="simple" chart:class="chart:scatter" chart:style-name="ch1">
        <chart:title svg:x="6.653cm" svg:y="0.455cm" chart:style-name="ch2">
          <text:p>N(dT) Q = 148.34 мл/c</text:p>
        </chart:title>
        <chart:plot-area chart:style-name="ch3" table:cell-range-address="Sheet2.N3:Sheet2.O6 Sheet2.O2:Sheet2.O2" chart:data-source-has-labels="row" svg:x="1.358cm" svg:y="1.56cm" svg:width="16.501cm" svg:height="13.169cm">
          <chart:coordinate-region svg:x="3.089cm" svg:y="1.56cm" svg:width="14.77cm" svg:height="12.544cm"/>
          <chart:axis chart:dimension="x" chart:name="primary-x" chart:style-name="ch4">
            <chart:title svg:x="9.186cm" svg:y="15.05cm" chart:style-name="ch5">
              <text:p>dT, К</text:p>
            </chart:title>
            <chart:grid chart:style-name="ch6" chart:class="major"/>
          </chart:axis>
          <chart:axis chart:dimension="y" chart:name="primary-y" chart:style-name="ch7">
            <chart:title svg:x="0.451cm" svg:y="8.676cm" chart:style-name="ch8">
              <text:p>N, мВт</text:p>
            </chart:title>
            <chart:grid chart:style-name="ch6" chart:class="major"/>
          </chart:axis>
          <chart:series chart:style-name="ch9" chart:values-cell-range-address="Sheet2.O3:Sheet2.O6" chart:label-cell-address="Sheet2.O2:Sheet2.O2" chart:class="chart:scatter">
            <chart:domain table:cell-range-address="Sheet2.N3:Sheet2.N6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N, мВт</text:p>
                <draw:g>
                  <svg:desc>Sheet2.O2:Sheet2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2850122850123">
                <text:p>1.22850122850123</text:p>
                <draw:g>
                  <svg:desc>Sheet2.N3:Sheet2.N6</svg:desc>
                </draw:g>
              </table:table-cell>
              <table:table-cell office:value-type="float" office:value="283.20684">
                <text:p>283.20684</text:p>
                <draw:g>
                  <svg:desc>Sheet2.O3:Sheet2.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0786240786241">
                <text:p>2.40786240786241</text:p>
              </table:table-cell>
              <table:table-cell office:value-type="float" office:value="538.81542">
                <text:p>538.81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031941031941">
                <text:p>4.1031941031941</text:p>
              </table:table-cell>
              <table:table-cell office:value-type="float" office:value="927.39495">
                <text:p>927.39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2137592137592">
                <text:p>5.92137592137592</text:p>
              </table:table-cell>
              <table:table-cell office:value-type="float" office:value="1302.8934">
                <text:p>1302.8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3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1" chart:maximum="9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39">
      <style:chart-properties chart:display-label="true" chart:logarithmic="false" chart:minimum="200" chart:maximum="14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36cm" svg:height="15.528cm" xlink:href=".." xlink:type="simple" chart:class="chart:scatter" chart:style-name="ch1">
        <chart:title svg:x="6.843cm" svg:y="0.445cm" chart:style-name="ch2">
          <text:p>N(dT) Q = 96.15 мл/c</text:p>
        </chart:title>
        <chart:plot-area chart:style-name="ch3" table:cell-range-address="Sheet2.N10:Sheet2.O13 Sheet2.O9:Sheet2.O9" chart:data-source-has-labels="row" svg:x="1.36cm" svg:y="1.54cm" svg:width="16.61cm" svg:height="12.714cm">
          <chart:coordinate-region svg:x="3.091cm" svg:y="1.54cm" svg:width="14.535cm" svg:height="12.089cm"/>
          <chart:axis chart:dimension="x" chart:name="primary-x" chart:style-name="ch4">
            <chart:title svg:x="9.243cm" svg:y="14.565cm" chart:style-name="ch5">
              <text:p>dT, К</text:p>
            </chart:title>
            <chart:grid chart:style-name="ch6" chart:class="major"/>
          </chart:axis>
          <chart:axis chart:dimension="y" chart:name="primary-y" chart:style-name="ch7">
            <chart:title svg:x="0.451cm" svg:y="8.429cm" chart:style-name="ch8">
              <text:p>N, мВт</text:p>
            </chart:title>
            <chart:grid chart:style-name="ch6" chart:class="major"/>
          </chart:axis>
          <chart:series chart:style-name="ch9" chart:values-cell-range-address="Sheet2.O10:Sheet2.O13" chart:label-cell-address="Sheet2.O9:Sheet2.O9" chart:class="chart:scatter">
            <chart:domain table:cell-range-address="Sheet2.N10:Sheet2.N13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N, мВт</text:p>
                <draw:g>
                  <svg:desc>Sheet2.O9:Sheet2.O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7420147420147">
                <text:p>1.47420147420147</text:p>
                <draw:g>
                  <svg:desc>Sheet2.N10:Sheet2.N13</svg:desc>
                </draw:g>
              </table:table-cell>
              <table:table-cell office:value-type="float" office:value="227.46">
                <text:p>227.46</text:p>
                <draw:g>
                  <svg:desc>Sheet2.O10:Sheet2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044226044226">
                <text:p>2.6044226044226</text:p>
              </table:table-cell>
              <table:table-cell office:value-type="float" office:value="426.8616">
                <text:p>426.8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4201474201474">
                <text:p>4.74201474201474</text:p>
              </table:table-cell>
              <table:table-cell office:value-type="float" office:value="782.5524">
                <text:p>782.5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977886977887">
                <text:p>8.6977886977887</text:p>
              </table:table-cell>
              <table:table-cell office:value-type="float" office:value="1410.6771">
                <text:p>1410.6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